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4-3)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(10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55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-.18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020</text:p>
          </table:table-cell>
        </table:table-row>
        <table:table-row>
          <table:table-cell office:value-type="string">
            <text:p>Nor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6</text:p>
          </table:table-cell>
          <table:table-cell office:value-type="string">
            <text:p>.23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42</text:p>
          </table:table-cell>
          <table:table-cell office:value-type="string">
            <text:p>.262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29</text:p>
          </table:table-cell>
          <table:table-cell office:value-type="string">
            <text:p>-.2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51</text:p>
          </table:table-cell>
          <table:table-cell office:value-type="string">
            <text:p>.13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137</text:p>
          </table:table-cell>
          <table:table-cell office:value-type="string">
            <text:p>-.00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1.0</text:p>
          </table:table-cell>
        </table:table-row>
      </table:table>
      <table:table table:name="Sheet 3">
        <table:table-row>
          <table:table-cell office:value-type="string">
            <text:p>Nor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eodora Tepavac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teph Ziegl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Julia Kaczorowska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Sydney Griffi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livia Fraas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Veld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amara Merseli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Lydia Rutte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ige Bruegge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ordan Vail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Faith Dooley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Taylor Ried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aggie Smith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Tamika Brek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Ashley Brueggema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Amelia John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0</text:p>
          </table:table-cell>
          <table:table-cell office:value-type="string">
            <text:p>113</text:p>
          </table:table-cell>
          <table:table-cell office:value-type="string">
            <text:p>.239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